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d0e8" officeooo:paragraph-rsid="0005d0e8" style:font-weight-asian="bold" style:font-weight-complex="bold"/>
    </style:style>
    <style:style style:name="P2" style:family="paragraph" style:parent-style-name="Standard">
      <style:text-properties fo:font-weight="bold" officeooo:rsid="0007192b" officeooo:paragraph-rsid="000ba627" style:font-weight-asian="bold" style:font-weight-complex="bold"/>
    </style:style>
    <style:style style:name="P3" style:family="paragraph" style:parent-style-name="Standard">
      <style:text-properties fo:font-weight="bold" officeooo:rsid="0008f340" officeooo:paragraph-rsid="000f8a83" style:font-weight-asian="bold" style:font-weight-complex="bold"/>
    </style:style>
    <style:style style:name="P4" style:family="paragraph" style:parent-style-name="Standard">
      <style:text-properties fo:font-weight="bold" officeooo:rsid="000b48de" officeooo:paragraph-rsid="000b48de" style:font-weight-asian="bold" style:font-weight-complex="bold"/>
    </style:style>
    <style:style style:name="P5" style:family="paragraph" style:parent-style-name="Standard">
      <style:text-properties fo:font-weight="bold" officeooo:rsid="0005d0e8" officeooo:paragraph-rsid="001c3ef1" style:font-weight-asian="bold" style:font-weight-complex="bold"/>
    </style:style>
    <style:style style:name="P6" style:family="paragraph" style:parent-style-name="Standard">
      <style:text-properties fo:font-weight="bold" officeooo:rsid="0005d0e8" officeooo:paragraph-rsid="0005d0e8" style:font-weight-asian="bold" style:font-weight-complex="bold"/>
    </style:style>
    <style:style style:name="P7" style:family="paragraph" style:parent-style-name="Standard">
      <style:text-properties fo:font-weight="bold" officeooo:rsid="001c3ef1" officeooo:paragraph-rsid="001c3ef1" style:font-weight-asian="bold" style:font-weight-complex="bold"/>
    </style:style>
    <style:style style:name="P8" style:family="paragraph" style:parent-style-name="Standard">
      <style:text-properties fo:font-weight="bold" officeooo:rsid="0008f340" officeooo:paragraph-rsid="000f8a83" style:font-weight-asian="bold" style:font-weight-complex="bold"/>
    </style:style>
    <style:style style:name="P9" style:family="paragraph" style:parent-style-name="Standard">
      <style:text-properties fo:font-weight="bold" officeooo:rsid="000b48de" officeooo:paragraph-rsid="000b48de" style:font-weight-asian="bold" style:font-weight-complex="bold"/>
    </style:style>
    <style:style style:name="P10" style:family="paragraph" style:parent-style-name="Standard">
      <style:text-properties fo:font-weight="bold" officeooo:rsid="000b48de" officeooo:paragraph-rsid="001c3ef1" style:font-weight-asian="bold" style:font-weight-complex="bold"/>
    </style:style>
    <style:style style:name="P11" style:family="paragraph" style:parent-style-name="Standard">
      <style:text-properties fo:font-weight="bold" officeooo:rsid="000b48de" officeooo:paragraph-rsid="001f738f" style:font-weight-asian="bold" style:font-weight-complex="bold"/>
    </style:style>
    <style:style style:name="P12" style:family="paragraph" style:parent-style-name="Standard">
      <style:text-properties fo:font-weight="bold" officeooo:rsid="001f738f" officeooo:paragraph-rsid="001f738f" style:font-weight-asian="bold" style:font-weight-complex="bold"/>
    </style:style>
    <style:style style:name="T1" style:family="text">
      <style:text-properties officeooo:rsid="0007192b"/>
    </style:style>
    <style:style style:name="T2" style:family="text">
      <style:text-properties officeooo:rsid="0008f0df"/>
    </style:style>
    <style:style style:name="T3" style:family="text">
      <style:text-properties officeooo:rsid="000b48de"/>
    </style:style>
    <style:style style:name="T4" style:family="text">
      <style:text-properties officeooo:rsid="000f8a83"/>
    </style:style>
    <style:style style:name="T5" style:family="text">
      <style:text-properties officeooo:rsid="000ff0f4"/>
    </style:style>
    <style:style style:name="T6" style:family="text">
      <style:text-properties officeooo:rsid="001058b2"/>
    </style:style>
    <style:style style:name="T7" style:family="text">
      <style:text-properties officeooo:rsid="00108397"/>
    </style:style>
    <style:style style:name="T8" style:family="text">
      <style:text-properties officeooo:rsid="0010fc96"/>
    </style:style>
    <style:style style:name="T9" style:family="text">
      <style:text-properties officeooo:rsid="00144b8e"/>
    </style:style>
    <style:style style:name="T10" style:family="text">
      <style:text-properties officeooo:rsid="0019973a"/>
    </style:style>
    <style:style style:name="T11" style:family="text">
      <style:text-properties officeooo:rsid="001c3ef1"/>
    </style:style>
    <style:style style:name="T12" style:family="text">
      <style:text-properties officeooo:rsid="001f73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ent: main event to be held for eg. Cultural fest, sports meet, seminar etc</text:p>
      <text:p text:style-name="P12">Docytype Made(MainEvent)</text:p>
      <text:p text:style-name="P1"><text:tab/><text:span text:style-name="T1">=&gt; Event name like Cultural fest</text:span></text:p>
      <text:p text:style-name="P1"><text:tab/><text:span text:style-name="T1">=&gt; Date of event Starting and ending date</text:span></text:p>
      <text:p text:style-name="P1"><text:tab/><text:span text:style-name="T1">=&gt; Venue of event</text:span></text:p>
      <text:p text:style-name="P1"><text:tab/><text:span text:style-name="T2">=&gt; Event In char</text:span><text:span text:style-name="T8">ge</text:span></text:p>
      <text:p text:style-name="P1"/>
      <text:p text:style-name="P1">Sub events: <text:span text:style-name="T1">like classical singing, folk song, bhajan gayan, shabad gayan, westen music, instrumental, dance etc for cultural fest and different kinds of sports for sports meet etc</text:span></text:p>
      <text:p text:style-name="P12">Docytype Made(SubEvent)</text:p>
      <text:p text:style-name="P5"><text:span text:style-name="T1"><text:tab/></text:span><text:span text:style-name="T2">=&gt; </text:span><text:span text:style-name="T11">Event name(for which sub events to be added)</text:span></text:p>
      <text:p text:style-name="P5"><text:span text:style-name="T11"><text:tab/>=&gt; </text:span><text:span text:style-name="T2">Sub Event name</text:span></text:p>
      <text:p text:style-name="P1"><text:tab/><text:span text:style-name="T3">=&gt; Knockouts/Not<text:tab/></text:span></text:p>
      <text:p text:style-name="P1"><text:tab/><text:span text:style-name="T9">=&gt; </text:span><text:span text:style-name="T11">No of participants allowed</text:span></text:p>
      <text:p text:style-name="P1"><text:tab/><text:span text:style-name="T11">=&gt; No of accompanists allowed (in case of dance, music events eg. Instruments like <text:tab/><text:tab/><text:tab/>tabla, dholak, harmonium etc for music events and singer with instrumentalists <text:tab/><text:tab/>in case of dance)</text:span></text:p>
      <text:p text:style-name="P7"><text:tab/>=&gt; Sub Event Manager</text:p>
      <text:p text:style-name="P2"><text:tab/><text:span text:style-name="T6">=&gt; </text:span><text:span text:style-name="T11">N</text:span><text:span text:style-name="T7">o and </text:span><text:span text:style-name="T11">details</text:span><text:span text:style-name="T7"> of judges</text:span></text:p>
      <text:p text:style-name="P2"/>
      <text:p text:style-name="P3">Team registration:</text:p>
      <text:p text:style-name="P12">Doctype Made(TeamRegistration)</text:p>
      <text:p text:style-name="P3"><text:tab/><text:span text:style-name="T4">=&gt; Team(School/College etc) name</text:span></text:p>
      <text:p text:style-name="P3"><text:tab/><text:span text:style-name="T11">=&gt; Select Event for which team is registering</text:span></text:p>
      <text:p text:style-name="P3"><text:tab/><text:span text:style-name="T4">=&gt; </text:span><text:span text:style-name="T5">No </text:span><text:span text:style-name="T11">and details of </text:span><text:span text:style-name="T5">participating members</text:span></text:p>
      <text:p text:style-name="P3"><text:tab/><text:span text:style-name="T5">=&gt; No </text:span><text:span text:style-name="T11">and details </text:span><text:span text:style-name="T5">of teachers incharge</text:span><text:span text:style-name="T10">s</text:span></text:p>
      <text:p text:style-name="P3"><text:tab/><text:span text:style-name="T5">=&gt; select the subevents in which team is participating</text:span></text:p>
      <text:p text:style-name="P3"/>
      <text:p text:style-name="P4">Sub events <text:span text:style-name="T11">fixtures and results</text:span></text:p>
      <text:p text:style-name="P12">Doctype Made(SubEventFormat)</text:p>
      <text:p text:style-name="P10"><text:tab/><text:span text:style-name="T7">=&gt; Select </text:span><text:span text:style-name="T11">Main Event</text:span></text:p>
      <text:p text:style-name="P10"><text:span text:style-name="T7"><text:tab/></text:span><text:span text:style-name="T11">=&gt; Select </text:span><text:span text:style-name="T7">Sub event</text:span></text:p>
      <text:p text:style-name="P4"><text:tab/><text:span text:style-name="T11">=&gt; if a sub event is a knockout, knockout table will be displayed else simple table for <text:tab/><text:tab/>round <text:tab/>robin events will be displayed.</text:span></text:p>
      <text:p text:style-name="P4"/>
      <text:p text:style-name="P7">Enter Medals per sub event<text:line-break/><text:span text:style-name="T12">Doctype Made(SubEventWiseMedals)</text:span></text:p>
      <text:p text:style-name="P7"><text:tab/>=&gt; Select Main Event</text:p>
      <text:p text:style-name="P7"><text:tab/>=&gt; Select Sub Event</text:p>
      <text:p text:style-name="P7"><text:tab/>=&gt; Select the teams winning gold, silver and bronze medal</text:p>
      <text:p text:style-name="P4"/>
      <text:p text:style-name="P11">Medal tally: </text:p>
      <text:p text:style-name="P12">Doctype Made(Medal Table)</text:p>
      <text:p text:style-name="P11"><text:span text:style-name="T7">Display team</text:span><text:span text:style-name="T11">s along with medal tally in a tabular report format</text:span></text:p>
      <text:p text:style-name="P4"><text:s/><text:tab/></text:p>
      <text:p text:style-name="P4"/>
      <text:p text:style-name="P1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13:18:42.048211366</meta:creation-date>
    <dc:date>2022-09-24T15:04:43.736198083</dc:date>
    <meta:editing-duration>PT16H51M29S</meta:editing-duration>
    <meta:editing-cycles>9</meta:editing-cycles>
    <meta:generator>LibreOffice/7.4.1.2$Linux_X86_64 LibreOffice_project/96749c58c39750fe6113ca0224d2dd9b40a26641</meta:generator>
    <meta:document-statistic meta:table-count="0" meta:image-count="0" meta:object-count="0" meta:page-count="1" meta:paragraph-count="35" meta:word-count="245" meta:character-count="1518" meta:non-whitespace-character-count="1273"/>
  </office:meta>
</office:document-meta>
</file>